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tilizando bucles, realizar un script que muestre en una página Web lo que se observa en la figura </text:p>
      <text:p text:style-name="Standard"/>
      <text:p text:style-name="Standard"><text:s text:c="8"/>*</text:p>
      <text:p text:style-name="Standard"><text:s text:c="6"/>***</text:p>
      <text:p text:style-name="Standard"><text:s text:c="4"/>***** </text:p>
      <text:p text:style-name="Standard"><text:s text:c="2"/>******* </text:p>
      <text:p text:style-name="Standard"><text:s text:c="4"/>*****</text:p>
      <text:p text:style-name="Standard"><text:s text:c="6"/>*** </text:p>
      <text:p text:style-name="Standard"><text:s text:c="7"/>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20:34:58.747105214</meta:creation-date>
    <meta:generator>LibreOffice/7.4.7.2$Linux_X86_64 LibreOffice_project/40$Build-2</meta:generator>
    <dc:date>2023-10-04T21:04:28.293537524</dc:date>
    <meta:editing-duration>PT29M30S</meta:editing-duration>
    <meta:editing-cycles>1</meta:editing-cycles>
    <meta:document-statistic meta:table-count="0" meta:image-count="0" meta:object-count="0" meta:page-count="1" meta:paragraph-count="8" meta:word-count="25" meta:character-count="164" meta:non-whitespace-character-count="106"/>
  </office:meta>
</office:document-meta>
</file>